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31e" officeooo:paragraph-rsid="000963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content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9:31:27.128675224</meta:creation-date>
    <dc:date>2025-05-05T19:32:25.757272178</dc:date>
    <meta:editing-duration>PT1M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24.2.7.2$Linux_X86_64 LibreOffice_project/420$Build-2</meta:generator>
  </office:meta>
</office:document-meta>
</file>